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Neue" svg:font-family="HelveticaNeue"/>
    <style:font-face style:name="HelveticaNeue-Bold" svg:font-family="HelveticaNeue-Bold"/>
    <style:font-face style:name="HelveticaNeue-Light" svg:font-family="HelveticaNeue-Light"/>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486cm"/>
    </style:style>
    <style:style style:name="co2" style:family="table-column">
      <style:table-column-properties fo:break-before="auto" style:column-width="6.212cm"/>
    </style:style>
    <style:style style:name="co3" style:family="table-column">
      <style:table-column-properties fo:break-before="auto" style:column-width="11.846cm"/>
    </style:style>
    <style:style style:name="co4" style:family="table-column">
      <style:table-column-properties fo:break-before="auto" style:column-width="2.258cm"/>
    </style:style>
    <style:style style:name="ro1" style:family="table-row">
      <style:table-row-properties style:row-height="0.70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dc0bf"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1" style:family="table-cell" style:parent-style-name="Default">
      <style:table-cell-properties fo:background-color="#dcdcdc"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2" style:family="table-cell" style:parent-style-name="Default">
      <style:table-cell-properties fo:padding="0.141cm" style:vertical-align="top"/>
      <style:text-properties fo:color="#000000" style:font-name="HelveticaNeue" fo:font-size="10pt" style:font-name-asian="HelveticaNeue" style:font-size-asian="10pt" style:font-name-complex="HelveticaNeue" style:font-size-complex="10pt"/>
    </style:style>
    <style:style style:name="Sheet0_cell3" style:family="table-cell" style:parent-style-name="Default">
      <style:table-cell-properties fo:background-color="#ff94ca" fo:padding="0.141cm" style:vertical-align="top"/>
      <style:text-properties fo:color="#000000" style:font-name="HelveticaNeue" fo:font-size="10pt" style:font-name-asian="HelveticaNeue" style:font-size-asian="10pt" style:font-name-complex="HelveticaNeue" style:font-size-complex="10pt"/>
    </style:style>
    <style:style style:name="T1" style:family="text">
      <style:text-properties fo:color="#000000" style:font-name="HelveticaNeue" fo:font-size="10pt" fo:font-weight="bold" fo:letter-spacing="normal" style:font-name-asian="HelveticaNeue" style:font-name-complex="HelveticaNeue" style:font-size-asian="10pt" style:font-size-complex="10pt" style:font-weight-asian="bold" style:font-weight-complex="bold"/>
    </style:style>
    <style:style style:name="T2" style:family="text">
      <style:text-properties fo:color="#000000" style:font-name="HelveticaNeue-Light" fo:font-size="10pt" fo:font-weight="bold" fo:letter-spacing="normal" style:font-name-asian="HelveticaNeue-Light" style:font-name-complex="HelveticaNeue-Light" style:font-size-asian="10pt" style:font-size-complex="10pt" style:font-weight-asian="bold" style:font-weight-complex="bold"/>
    </style:style>
    <style:style style:name="T3" style:family="text">
      <style:text-properties fo:color="#000000" style:font-name="HelveticaNeue" fo:font-size="10pt" fo:letter-spacing="normal" style:font-name-asian="HelveticaNeue" style:font-name-complex="HelveticaNeue" style:font-size-asian="10pt" style:font-size-complex="10pt"/>
    </style:style>
    <style:style style:name="T4" style:family="text">
      <style:text-properties fo:color="#1a1a1a" style:font-name="HelveticaNeue" fo:font-size="10pt" fo:letter-spacing="normal" fo:language="fr" fo:country="FR" style:font-name-asian="HelveticaNeue" style:font-name-complex="HelveticaNeue" style:font-size-asian="10pt" style:font-size-complex="10pt"/>
    </style:style>
    <style:style style:name="T5" style:family="text">
      <style:text-properties fo:color="#1a1a1a" style:font-name="HelveticaNeue" fo:font-size="10pt" fo:letter-spacing="normal" style:font-name-asian="HelveticaNeue" style:font-name-complex="HelveticaNeue" style:font-size-asian="10pt" style:font-size-complex="10pt"/>
    </style:style>
    <style:style style:name="T6" style:family="text">
      <style:text-properties fo:color="#1a1a1a" style:font-name="HelveticaNeue" fo:font-size="10pt" fo:letter-spacing="normal" style:font-name-asian="HelveticaNeue" style:font-name-complex="HelveticaNeue" style:font-size-asian="10pt" style:font-size-complex="10pt" fo:language="fr" fo:country="FR"/>
    </style:style>
    <style:style style:name="T7" style:family="text">
      <style:text-properties fo:color="#000000" style:font-name="HelveticaNeue" fo:font-size="10pt" fo:letter-spacing="normal" fo:language="fr" fo:country="FR" style:font-name-asian="HelveticaNeue" style:font-name-complex="HelveticaNeue" style:font-size-asian="10pt" style:font-size-complex="10pt"/>
    </style:style>
    <style:style style:name="T8" style:family="text">
      <style:text-properties fo:color="#000000" style:font-name="HelveticaNeue" fo:font-size="10pt" fo:letter-spacing="normal" style:font-name-asian="HelveticaNeue" style:font-name-complex="HelveticaNeue" style:font-size-asian="10pt" style:font-size-complex="10pt" fo:language="fr" fo:country="FR"/>
    </style:style>
  </office:automatic-styles>
  <office:body>
    <office:spreadsheet>
      <table:calculation-settings table:use-regular-expressions="false" table:use-wildcards="true"/>
      <table:table table:name="LEXIQUE_Tableau 1" table:style-name="ta1">
        <table:table-column table:style-name="co1" table:default-cell-style-name="Sheet0_cell1"/>
        <table:table-column table:style-name="co2" table:default-cell-style-name="Sheet0_cell2"/>
        <table:table-column table:style-name="co3" table:default-cell-style-name="Sheet0_cell2"/>
        <table:table-row table:style-name="ro1">
          <table:table-cell table:style-name="ce1" office:value-type="string" calcext:value-type="string">
            <text:p><text:span text:style-name="T1">TERME</text:span></text:p>
          </table:table-cell>
          <table:table-cell table:style-name="ce1" office:value-type="string" calcext:value-type="string">
            <text:p><text:span text:style-name="T1">TRADUCTION - ACRONYME</text:span></text:p>
          </table:table-cell>
          <table:table-cell table:style-name="ce1" office:value-type="string" calcext:value-type="string">
            <text:p><text:span text:style-name="T1">DÉFINITION </text:span></text:p>
          </table:table-cell>
        </table:table-row>
        <table:table-row table:style-name="ro1">
          <table:table-cell office:value-type="string" calcext:value-type="string">
            <text:p><text:span text:style-name="T2">BESPOKE</text:span></text:p>
          </table:table-cell>
          <table:table-cell office:value-type="string" calcext:value-type="string">
            <text:p><text:span text:style-name="T3">Sur mesure </text:span></text:p>
          </table:table-cell>
          <table:table-cell office:value-type="string" calcext:value-type="string">
            <text:p><text:span text:style-name="T3">"Bespoke" est un terme anglais qui signifie "sur mesure" en français. Lorsqu'il est utilisé pour décrire des produits ou des services, cela signifie qu'ils sont spécialement conçus, fabriqués ou adaptés pour répondre aux besoins et aux préférences individuelles d'un client.</text:span></text:p>
          </table:table-cell>
        </table:table-row>
        <table:table-row table:style-name="ro1">
          <table:table-cell office:value-type="string" calcext:value-type="string">
            <text:p><text:span text:style-name="T2">CHAINE DE PUBLICATION </text:span></text:p>
          </table:table-cell>
          <table:table-cell office:value-type="string" calcext:value-type="string">
            <text:p><text:span text:style-name="T3">Workflow</text:span></text:p>
          </table:table-cell>
          <table:table-cell office:value-type="string" calcext:value-type="string">
            <text:p><text:span text:style-name="T3">Une chaîne de publication est un ensemble de méthodes et d’outils ordonnés qui remplissent des objectifs déterminés pour un projet éditorial. De la gestion d’un texte à la production d’un objet physique ou numérique, en passant par les phases de structuration, de relecture et de composition, la publication est un processus complexe constitué d’intervenants divers.</text:span></text:p>
          </table:table-cell>
        </table:table-row>
        <table:table-row table:style-name="ro1">
          <table:table-cell office:value-type="string" calcext:value-type="string">
            <text:p><text:span text:style-name="T2">CMS</text:span></text:p>
          </table:table-cell>
          <table:table-cell office:value-type="string" calcext:value-type="string">
            <text:p><text:span text:style-name="T3">Content Management System</text:span></text:p>
            <text:p>SGC (système de gestion de contenu)</text:p>
          </table:table-cell>
          <table:table-cell office:value-type="string" calcext:value-type="string">
            <text:p><text:span text:style-name="T3">Plateforme logicielle qui permet aux utilisateurs de créer, modifier et organiser facilement le contenu de leur site web sans avoir besoin de compétences techniques avancées en programmation.</text:span></text:p>
          </table:table-cell>
        </table:table-row>
        <table:table-row table:style-name="ro1">
          <table:table-cell office:value-type="string" calcext:value-type="string">
            <text:p><text:span text:style-name="T2">CSS</text:span></text:p>
          </table:table-cell>
          <table:table-cell office:value-type="string" calcext:value-type="string">
            <text:p><text:span text:style-name="T3">Cascading Style Sheets</text:span></text:p>
          </table:table-cell>
          <table:table-cell office:value-type="string" calcext:value-type="string">
            <text:p><text:span text:style-name="T3">Langage de programmation permettant de mettre en forme des pages web (HTML ou XML). </text:span></text:p>
          </table:table-cell>
        </table:table-row>
        <table:table-row table:style-name="ro1">
          <table:table-cell office:value-type="string" calcext:value-type="string">
            <text:p><text:span text:style-name="T2">F/LOSS</text:span></text:p>
          </table:table-cell>
          <table:table-cell office:value-type="string" calcext:value-type="string">
            <text:p><text:span text:style-name="T3">Free/Libre Open Source Software</text:span></text:p>
          </table:table-cell>
          <table:table-cell office:value-type="string" calcext:value-type="string">
            <text:p><text:span text:style-name="T3">Rassemble à la fois les logiciels libres et les logiciels à code source ouvert, qui malgré des cultures et des philosophies divergentes ont des modèles de développement logiciel similaires</text:span></text:p>
          </table:table-cell>
        </table:table-row>
        <table:table-row table:style-name="ro1">
          <table:table-cell office:value-type="string" calcext:value-type="string">
            <text:p><text:span text:style-name="T2">FONCTION</text:span></text:p>
          </table:table-cell>
          <table:table-cell table:style-name="Sheet0_cell3" office:value-type="string" calcext:value-type="string">
            <text:p><text:span text:style-name="T3">X</text:span></text:p>
          </table:table-cell>
          <table:table-cell office:value-type="string" calcext:value-type="string">
            <text:p><text:span text:style-name="T3">Bloc de code écrit pour exécuter une tâche spécifique.</text:span></text:p>
          </table:table-cell>
        </table:table-row>
        <table:table-row table:style-name="ro1">
          <table:table-cell office:value-type="string" calcext:value-type="string">
            <text:p><text:span text:style-name="T2">FORK</text:span></text:p>
          </table:table-cell>
          <table:table-cell office:value-type="string" calcext:value-type="string">
            <text:p><text:span text:style-name="T3">Fourche</text:span></text:p>
          </table:table-cell>
          <table:table-cell office:value-type="string" calcext:value-type="string">
            <text:p><text:span text:style-name="T3">Dans le contexte informatique, « forker » consiste à réaliser une nouvelle branche d’un programme ou d’un logiciel issue d’un projet unique. Celle-ci partage avec lui une part de son code source, mais suit son évolution propre. </text:span></text:p>
          </table:table-cell>
        </table:table-row>
        <table:table-row table:style-name="ro1">
          <table:table-cell office:value-type="string" calcext:value-type="string">
            <text:p><text:span text:style-name="T2">GIT </text:span></text:p>
          </table:table-cell>
          <table:table-cell table:style-name="Sheet0_cell3" office:value-type="string" calcext:value-type="string">
            <text:p><text:span text:style-name="T3">X</text:span></text:p>
          </table:table-cell>
          <table:table-cell table:style-name="Sheet0_cell3" office:value-type="string" calcext:value-type="string">
            <text:p><text:span text:style-name="T3"> </text:span><text:span text:style-name="T3"><text:a xlink:href="https://fr.wikipedia.org/wiki/Logiciel_de_gestion_de_versions" xlink:type="simple">logiciel de gestion de versions</text:a></text:span><text:span text:style-name="T3"> </text:span><text:span text:style-name="T3"><text:a xlink:href="https://fr.wikipedia.org/wiki/Gestion_de_versions#Gestion_de_versions_d.C3.A9centralis.C3.A9e" xlink:type="simple">décentralisé</text:a></text:span><text:span text:style-name="T7"> </text:span><text:span text:style-name="T3">programme libre qui permet de collaborer sur l’écriture d’un texte ou d’un code</text:span><text:span text:style-name="T8"> de </text:span></text:p>
            <text:p><text:span text:style-name="T3"><text:a xlink:href="https://fr.wikipedia.org/wiki/Logiciel" xlink:type="simple">logiciel</text:a></text:span><text:span text:style-name="T3"> qui permet de stocker un ensemble de </text:span><text:span text:style-name="T3"><text:a xlink:href="https://fr.wikipedia.org/wiki/Fichier_(informatique)" xlink:type="simple">fichiers</text:a></text:span><text:span text:style-name="T3"> en conservant la chronologie de toutes les modifications qui ont été effectuées dessus.</text:span></text:p>
          </table:table-cell>
        </table:table-row>
        <table:table-row table:style-name="ro1">
          <table:table-cell office:value-type="string" calcext:value-type="string">
            <text:p><text:span text:style-name="T2">PROJET GNU</text:span></text:p>
          </table:table-cell>
          <table:table-cell office:value-type="string" calcext:value-type="string">
            <text:p><text:span text:style-name="T3">GNU's Not Unix</text:span></text:p>
          </table:table-cell>
          <table:table-cell office:value-type="string" calcext:value-type="string">
            <text:p><text:span text:style-name="T3">Projet lancé par Richard Stallman dans le but de créer un système d'exploitation complet, libre et open source, similaire à Unix, mais sans utiliser son code. Le projet GNU vise à promouvoir la liberté d'utilisation, de modification et de distribution du logiciel.</text:span></text:p>
          </table:table-cell>
        </table:table-row>
        <table:table-row table:style-name="ro1">
          <table:table-cell office:value-type="string" calcext:value-type="string">
            <text:p><text:span text:style-name="T2">HACKATHON</text:span></text:p>
          </table:table-cell>
          <table:table-cell office:value-type="string" calcext:value-type="string">
            <text:p><text:span text:style-name="T3">Marathon de programmation</text:span></text:p>
          </table:table-cell>
          <table:table-cell office:value-type="string" calcext:value-type="string">
            <text:p><text:span text:style-name="T3">Événement durant lequel des groupes de développeurs volontaires se réunissent pendant une période de temps donnée afin de travailler sur des projets de programmation informatique de manière collaborative. C'est un processus créatif aux objectifs larges et variés souvent axés sur la proposition de solutions informatiques innovantes, l'amélioration de logiciels existants ou la conception de nouvelles applications dans le domaine des technologies numériques3.</text:span></text:p>
          </table:table-cell>
        </table:table-row>
        <table:table-row table:style-name="ro1">
          <table:table-cell office:value-type="string" calcext:value-type="string">
            <text:p><text:span text:style-name="T2">HACKER</text:span></text:p>
          </table:table-cell>
          <table:table-cell office:value-type="string" calcext:value-type="string">
            <text:p><text:span text:style-name="T3">to hack into = entrer par effraction </text:span></text:p>
          </table:table-cell>
          <table:table-cell office:value-type="string" calcext:value-type="string">
            <text:p><text:span text:style-name="T3">Terme apparu dans les années 1980 pour désigner une personne qui cherche à contourner les protections d’un logiciel ou d’un système, soit pour en révéler les failles, soit par pur défi. Ce mot est souvent utilisé à tort pour désigner les crackers, qui exploitent les données récoltées à des fins personnelles ou financières. Le mot hacker peut également être utilisé dans un sens plus large pour désigner ls bricoleurs et bidouiller en informatiques. </text:span></text:p>
          </table:table-cell>
        </table:table-row>
        <table:table-row table:style-name="ro1">
          <table:table-cell office:value-type="string" calcext:value-type="string">
            <text:p><text:span text:style-name="T2">HTML </text:span></text:p>
          </table:table-cell>
          <table:table-cell office:value-type="string" calcext:value-type="string">
            <text:p><text:span text:style-name="T3">HyperText Markup Language</text:span></text:p>
          </table:table-cell>
          <table:table-cell office:value-type="string" calcext:value-type="string">
            <text:p><text:span text:style-name="T3">Langage de programmation permettant de présenter des documents hypertextes destinés à être affichés sur le navigateur. </text:span></text:p>
            <text:p>La dernière version du standard HTML est HTML5 (depuis 2014). </text:p>
          </table:table-cell>
        </table:table-row>
        <table:table-row table:style-name="ro1">
          <table:table-cell office:value-type="string" calcext:value-type="string">
            <text:p><text:span text:style-name="T2">JAVASCRIPT</text:span></text:p>
          </table:table-cell>
          <table:table-cell table:style-name="Sheet0_cell3" office:value-type="string" calcext:value-type="string">
            <text:p><text:span text:style-name="T3">X</text:span></text:p>
          </table:table-cell>
          <table:table-cell office:value-type="string" calcext:value-type="string">
            <text:p><text:span text:style-name="T3">Langage de programmation de script permettant de créer du contenu mis à jour de façon dynamique. Avec HTML et CSS, Javascript est fait partis des langages les plus utilisés pour le développement web. </text:span></text:p>
          </table:table-cell>
        </table:table-row>
        <table:table-row table:style-name="ro1">
          <table:table-cell office:value-type="string" calcext:value-type="string">
            <text:p><text:span text:style-name="T2">LOGICIEL LIBRE</text:span></text:p>
          </table:table-cell>
          <table:table-cell table:style-name="Sheet0_cell3" office:value-type="string" calcext:value-type="string">
            <text:p><text:span text:style-name="T3">X</text:span></text:p>
          </table:table-cell>
          <table:table-cell office:value-type="string" calcext:value-type="string">
            <text:p><text:span text:style-name="T3">Logiciel dont le code source est ouvert et pouvant être utilisé, modifié et redistribué librement. Le développement des premiers projets libres a commencé dès les années 1980. </text:span></text:p>
          </table:table-cell>
        </table:table-row>
        <table:table-row table:style-name="ro1">
          <table:table-cell office:value-type="string" calcext:value-type="string">
            <text:p><text:span text:style-name="T2">LOGICIEL PAO</text:span></text:p>
          </table:table-cell>
          <table:table-cell office:value-type="string" calcext:value-type="string">
            <text:p><text:span text:style-name="T3">Publication Assistée par Ordinateur</text:span></text:p>
          </table:table-cell>
          <table:table-cell table:style-name="Sheet0_cell3" office:value-type="string" calcext:value-type="string">
            <text:p><text:span text:style-name="T3">La publication assistée par ordinateur consiste à créer des documents imprimés en utilisant un </text:span><text:span text:style-name="T3"><text:a xlink:href="https://fr.wikipedia.org/wiki/Ordinateur" xlink:type="simple">ordinateur</text:a></text:span><text:span text:style-name="T3">, une </text:span><text:span text:style-name="T3"><text:a xlink:href="https://fr.wikipedia.org/wiki/Imprimante" xlink:type="simple">imprimante</text:a></text:span><text:span text:style-name="T3"> et éventuellement un </text:span><text:span text:style-name="T3"><text:a xlink:href="https://fr.wikipedia.org/wiki/Scanner_(informatique)" xlink:type="simple">scanner</text:a></text:span><text:span text:style-name="T3"> en lieu et place des techniques mécaniques de l'</text:span><text:span text:style-name="T3"><text:a xlink:href="https://fr.wikipedia.org/wiki/Imprimerie" xlink:type="simple">imprimerie</text:a></text:span><text:span text:style-name="T7">. Cela peut également signifier utiliser des logiciels spécialisés ≠ dont on ne voit pas le code.</text:span></text:p>
          </table:table-cell>
        </table:table-row>
        <table:table-row table:style-name="ro1">
          <table:table-cell office:value-type="string" calcext:value-type="string">
            <text:p><text:span text:style-name="T2">LOGICIEL PROPRIÉTAIRE</text:span></text:p>
          </table:table-cell>
          <table:table-cell table:style-name="Sheet0_cell3" office:value-type="string" calcext:value-type="string">
            <text:p><text:span text:style-name="T3">X</text:span></text:p>
          </table:table-cell>
          <table:table-cell office:value-type="string" calcext:value-type="string">
            <text:p><text:span text:style-name="T3">À l’inverse du Logiciel libre, le Logiciel propriétaire (logiciel à source fermée) ne permet pas légalement et/ou techniquement d’exercer simultanément les quatre libertés logicielles. </text:span></text:p>
          </table:table-cell>
        </table:table-row>
        <table:table-row table:style-name="ro1">
          <table:table-cell office:value-type="string" calcext:value-type="string">
            <text:p><text:span text:style-name="T2">OPEN SOURCE</text:span></text:p>
          </table:table-cell>
          <table:table-cell table:style-name="Sheet0_cell3" office:value-type="string" calcext:value-type="string">
            <text:p><text:span text:style-name="T3">X</text:span></text:p>
          </table:table-cell>
          <table:table-cell office:value-type="string" calcext:value-type="string">
            <text:p><text:span text:style-name="T3">Comme son nom l’indique, l’utilisateur a accès au code source du logiciel, programme ou langage concerné. </text:span></text:p>
          </table:table-cell>
        </table:table-row>
        <table:table-row table:style-name="ro1">
          <table:table-cell office:value-type="string" calcext:value-type="string">
            <text:p><text:span text:style-name="T2">PHP</text:span></text:p>
          </table:table-cell>
          <table:table-cell office:value-type="string" calcext:value-type="string">
            <text:p><text:span text:style-name="T3">Hypertext Preprocessor</text:span></text:p>
          </table:table-cell>
          <table:table-cell office:value-type="string" calcext:value-type="string">
            <text:p><text:span text:style-name="T3">Langage de programmation libre permettant de produire des pages web dynamiques via un server HTTP. Il peut être intégré facilement au HTML.</text:span></text:p>
          </table:table-cell>
        </table:table-row>
        <table:table-row table:style-name="ro1">
          <table:table-cell office:value-type="string" calcext:value-type="string">
            <text:p><text:span text:style-name="T2">QUATRE LIBERTÉS LOGICIELLES</text:span></text:p>
          </table:table-cell>
          <table:table-cell table:style-name="Sheet0_cell3" office:value-type="string" calcext:value-type="string">
            <text:p><text:span text:style-name="T3">X</text:span></text:p>
          </table:table-cell>
          <table:table-cell office:value-type="string" calcext:value-type="string">
            <text:p><text:span text:style-name="T7">P</text:span><text:span text:style-name="T3">rincipes fondamentaux de la liberté associée aux logiciels libres, comme défini par la Free Software Foundation (FSF) et la Free Software Definition. Ces libertés sont les suivantes :</text:span></text:p>
            <text:p><text:span text:style-name="T3">Liberté 0 - La liberté d'exécuter le programme comme vous le souhaitez, pour n'importe quel usage.</text:span><text:span text:style-name="T8"> </text:span><text:span text:style-name="T3">Cela signifie que vous pouvez utiliser le logiciel comme bon vous semble, pour quelque application que ce soit, sans restrictions.</text:span></text:p>
            <text:p><text:span text:style-name="T3">Liberté 1 - La liberté d'étudier le fonctionnement du programme et de l'adapter à vos besoins.</text:span><text:span text:style-name="T8"> </text:span><text:span text:style-name="T3">Cette liberté garantit que vous avez accès au code source du logiciel, vous permettant ainsi d'examiner comment il fonctionne en interne et de le modifier pour répondre à vos besoins spécifiques.</text:span></text:p>
            <text:p><text:span text:style-name="T3">Liberté 2 - La liberté de redistribuer des copies du programme pour aider votre voisin.</text:span><text:span text:style-name="T8"> </text:span><text:span text:style-name="T3">Vous avez la liberté de partager et de distribuer des copies du logiciel, que ce soit à des amis, à des collègues ou à d'autres personnes. Cela permet de favoriser la coopération et l'échange au sein de la communauté.</text:span></text:p>
            <text:p><text:span text:style-name="T3">Liberté 3 - La liberté d'améliorer le programme et de rendre publiques vos modifications, pour en faire profiter toute la communauté.</text:span><text:span text:style-name="T8"> </text:span><text:span text:style-name="T3">Cette liberté vous permet de contribuer aux améliorations du logiciel en partageant vos modifications avec la communauté. Ainsi, tout le monde peut bénéficier des améliorations apportées</text:span><text:span text:style-name="T8">.</text:span></text:p>
            <text:p><text:span text:style-name="T3">En respectant ces quatre libertés, les licences libres garantissent aux utilisateurs la possibilité de contrôler leur propre informatique et de participer à une communauté collaborative, encourageant ainsi l'innovation et la liberté de choix.</text:span></text:p>
          </table:table-cell>
        </table:table-row>
        <table:table-row table:style-name="ro1">
          <table:table-cell office:value-type="string" calcext:value-type="string">
            <text:p><text:span text:style-name="T2">RELEASE EARLY, RELEASE OFTEN</text:span></text:p>
          </table:table-cell>
          <table:table-cell table:style-name="Sheet0_cell3" office:value-type="string" calcext:value-type="string">
            <text:p><text:span text:style-name="T3">X</text:span></text:p>
          </table:table-cell>
          <table:table-cell office:value-type="string" calcext:value-type="string">
            <text:p><text:span text:style-name="T3">Philosophie de développement logiciel qui souligne l'importance de diffusions précoces et fréquentes pour créer une boucle de rétroaction rapide entre les développeurs d'une part et les testeurs et les utilisateurs d'autre part.</text:span></text:p>
          </table:table-cell>
        </table:table-row>
        <table:table-row table:style-name="ro1">
          <table:table-cell office:value-type="string" calcext:value-type="string">
            <text:p><text:span text:style-name="T2">SVG</text:span></text:p>
          </table:table-cell>
          <table:table-cell office:value-type="string" calcext:value-type="string">
            <text:p><text:span text:style-name="T3">Scalable Vector Graphics </text:span></text:p>
            <text:p><text:span text:style-name="T4">G</text:span><text:span text:style-name="T5">raphiques </text:span><text:span text:style-name="T6">V</text:span><text:span text:style-name="T5">ectoriels </text:span><text:span text:style-name="T6">A</text:span><text:span text:style-name="T5">daptables</text:span></text:p>
          </table:table-cell>
          <table:table-cell office:value-type="string" calcext:value-type="string">
            <text:p><text:span text:style-name="T3">Langage construit à partir de XML et qui permet de décrire des graphiques vectoriels en deux dimensions. Conçu pour fonctionner avec les autres technologies web standard comme CSS, JavaScript. </text:span></text:p>
            <text:p>D’une certaine façon, SVG est aux graphiques ce que HTML est au texte. </text:p>
          </table:table-cell>
        </table:table-row>
        <table:table-row table:style-name="ro1">
          <table:table-cell office:value-type="string" calcext:value-type="string">
            <text:p><text:span text:style-name="T2">TRUETYPE</text:span></text:p>
          </table:table-cell>
          <table:table-cell table:style-name="Sheet0_cell3" office:value-type="string" calcext:value-type="string">
            <text:p><text:span text:style-name="T3">X</text:span></text:p>
          </table:table-cell>
          <table:table-cell office:value-type="string" calcext:value-type="string">
            <text:p><text:span text:style-name="T3">TrueType est un format de police numérique qui permet d'afficher du texte avec une grande qualité sur les ordinateurs. Il garantit que les polices de caractères restent nettes et bien formées, quelle que soit leur taille, que ce soit sur l'écran ou lors de l'impression.</text:span></text:p>
          </table:table-cell>
        </table:table-row>
        <table:table-row table:style-name="ro1">
          <table:table-cell office:value-type="string" calcext:value-type="string">
            <text:p><text:span text:style-name="T2">VERSIONNER</text:span></text:p>
          </table:table-cell>
          <table:table-cell table:style-name="Sheet0_cell3" office:value-type="string" calcext:value-type="string">
            <text:p><text:span text:style-name="T3">X</text:span></text:p>
          </table:table-cell>
          <table:table-cell office:value-type="string" calcext:value-type="string">
            <text:p><text:span text:style-name="T3">Conserver la version d'une entité logicielle quelconque, de façon à pouvoir la retrouver facilement, même après l'apparition et la mise en place de versions plus récentes</text:span></text:p>
          </table:table-cell>
        </table:table-row>
        <table:table-row table:style-name="ro1">
          <table:table-cell office:value-type="string" calcext:value-type="string">
            <text:p><text:span text:style-name="T2">W3C </text:span></text:p>
          </table:table-cell>
          <table:table-cell office:value-type="string" calcext:value-type="string">
            <text:p><text:span text:style-name="T3">World Wide Web Consortium</text:span></text:p>
          </table:table-cell>
          <table:table-cell office:value-type="string" calcext:value-type="string">
            <text:p><text:span text:style-name="T3">L’organisation responsable de la définition des normes du web, telles que HTML5 et SVG</text:span></text:p>
          </table:table-cell>
        </table:table-row>
        <table:table-row table:style-name="ro1">
          <table:table-cell office:value-type="string" calcext:value-type="string">
            <text:p><text:span text:style-name="T2">WEBTOPRINT</text:span></text:p>
          </table:table-cell>
          <table:table-cell table:style-name="Sheet0_cell3" office:value-type="string" calcext:value-type="string">
            <text:p><text:span text:style-name="T3">X</text:span></text:p>
          </table:table-cell>
          <table:table-cell office:value-type="string" calcext:value-type="string">
            <text:p><text:span text:style-name="T3">Procédé qui permet d’utiliser les technologies du web (par exemple HTML, CSS et Javascript) pour mettre en page du contenu imprimé. </text:span></text:p>
          </table:table-cell>
        </table:table-row>
        <table:table-row table:style-name="ro1">
          <table:table-cell office:value-type="string" calcext:value-type="string">
            <text:p><text:span text:style-name="T2">WIKI</text:span></text:p>
          </table:table-cell>
          <table:table-cell table:style-name="Sheet0_cell3" office:value-type="string" calcext:value-type="string">
            <text:p><text:span text:style-name="T3">X</text:span></text:p>
          </table:table-cell>
          <table:table-cell office:value-type="string" calcext:value-type="string">
            <text:p><text:span text:style-name="T3">Un wiki est un site web collaboratif qui permet à plusieurs utilisateurs de créer, modifier et organiser facilement du contenu en ligne.</text:span></text:p>
          </table:table-cell>
        </table:table-row>
        <table:table-row table:style-name="ro1">
          <table:table-cell office:value-type="string" calcext:value-type="string">
            <text:p><text:span text:style-name="T2">WORKSHOP</text:span></text:p>
          </table:table-cell>
          <table:table-cell table:style-name="Sheet0_cell3" office:value-type="string" calcext:value-type="string">
            <text:p><text:span text:style-name="T3">X</text:span></text:p>
          </table:table-cell>
          <table:table-cell office:value-type="string" calcext:value-type="string">
            <text:p><text:span text:style-name="T3">Atelier collaboratif, dont l'objectif est de répondre à une problématique commune. Moment d’échange et de partage d’expériences. </text:span></text:p>
          </table:table-cell>
        </table:table-row>
        <table:table-row table:style-name="ro1">
          <table:table-cell office:value-type="string" calcext:value-type="string">
            <text:p><text:span text:style-name="T2">WYSIWYG</text:span></text:p>
          </table:table-cell>
          <table:table-cell office:value-type="string" calcext:value-type="string">
            <text:p><text:span text:style-name="T3">What you see is what you get</text:span></text:p>
          </table:table-cell>
          <table:table-cell office:value-type="string" calcext:value-type="string">
            <text:p><text:span text:style-name="T3">Une interface WYSIWYG permet de visualiser en temps réel l’effet voulu, que ce soit dans des logiciels de mise en pages, de traitement de textes ou d’images. </text:span></text:p>
          </table:table-cell>
        </table:table-row>
        <table:table-row table:style-name="ro1">
          <table:table-cell office:value-type="string" calcext:value-type="string">
            <text:p><text:span text:style-name="T2">EPUB</text:span></text:p>
          </table:table-cell>
          <table:table-cell office:value-type="string" calcext:value-type="string">
            <text:p><text:span text:style-name="T3">Electronic Publication</text:span></text:p>
          </table:table-cell>
          <table:table-cell office:value-type="string" calcext:value-type="string">
            <text:p><text:span text:style-name="T3">Format ouvert standardisé pour les livres numériques, il est fondé sur le XML. Plusieurs éléments de mise en page ne sont pas permis</text:span></text:p>
          </table:table-cell>
        </table:table-row>
        <table:table-row table:style-name="ro1">
          <table:table-cell office:value-type="string" calcext:value-type="string">
            <text:p><text:span text:style-name="T2">POLYFILL</text:span></text:p>
          </table:table-cell>
          <table:table-cell table:style-name="Sheet0_cell3" office:value-type="string" calcext:value-type="string">
            <text:p><text:span text:style-name="T3">X</text:span></text:p>
          </table:table-cell>
          <table:table-cell office:value-type="string" calcext:value-type="string">
            <text:p><text:span text:style-name="T3">Outils qui prennent en charge des fonctionnalités qui ne sont pas encore implémentées dans le navigateur. Le plus souvent, ces fonctions sont écrites en Javascript ou en Flash. </text:span></text:p>
          </table:table-cell>
        </table:table-row>
        <table:table-row table:style-name="ro1">
          <table:table-cell office:value-type="string" calcext:value-type="string">
            <text:p><text:span text:style-name="T2">MARKDOWN</text:span></text:p>
          </table:table-cell>
          <table:table-cell table:style-name="Sheet0_cell3" office:value-type="string" calcext:value-type="string">
            <text:p><text:span text:style-name="T3">X</text:span></text:p>
          </table:table-cell>
          <table:table-cell office:value-type="string" calcext:value-type="string">
            <text:p><text:span text:style-name="T3">Langage de balisage léger créé dans le but d'offrir une syntaxe facile à lire et à écrire en l'état dans sa forme non formatée.</text:spa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Neue" svg:font-family="HelveticaNeue"/>
    <style:font-face style:name="HelveticaNeue-Bold" svg:font-family="HelveticaNeue-Bold"/>
    <style:font-face style:name="HelveticaNeue-Light" svg:font-family="HelveticaNeue-Light"/>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draw:stroke="none" svg:stroke-color="#3465a4" draw:fill-color="#ffffff" fo:wrap-option="wrap" draw:shadow="hidden"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2.54cm" fo:margin-right="2.54cm" style:writing-mode="lr-tb"/>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 style:page-layout-name="Mpm3">
      <style:header/>
      <style:header-left style:display="false"/>
      <style:header-first style:display="false"/>
      <style:footer/>
      <style:footer-left style:display="false"/>
      <style:footer-first style:display="false"/>
    </style:master-page>
    <style:master-page style:name="EndNote"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X86_64 LibreOffice_project/54047653041915e595ad4e45cccea684809c77b5</meta:generator>
    <meta:document-statistic meta:table-count="1" meta:cell-count="96" meta:object-count="0"/>
  </office:meta>
</office:document-meta>
</file>